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code">
      <style:paragraph-properties fo:orphans="2" fo:widows="2"/>
      <style:text-properties officeooo:paragraph-rsid="0017e345"/>
    </style:style>
    <style:style style:name="P2" style:family="paragraph" style:parent-style-name="code">
      <style:paragraph-properties fo:orphans="2" fo:widows="2"/>
    </style:style>
    <style:style style:name="P3" style:family="paragraph" style:parent-style-name="code">
      <style:paragraph-properties fo:orphans="2" fo:widows="2"/>
    </style:style>
    <style:style style:name="P4" style:family="paragraph" style:parent-style-name="code">
      <style:paragraph-properties fo:orphans="2" fo:widows="2"/>
    </style:style>
    <style:style style:name="P5" style:family="paragraph" style:parent-style-name="code">
      <style:paragraph-properties fo:orphans="2" fo:widows="2"/>
      <style:text-properties officeooo:paragraph-rsid="0017e345"/>
    </style:style>
    <style:style style:name="P6" style:family="paragraph" style:parent-style-name="Heading1_20_Without_20_Numbering" style:master-page-name="Appendix">
      <style:paragraph-properties style:page-number="auto"/>
    </style:style>
    <style:style style:name="T1" style:family="text">
      <style:text-properties officeooo:rsid="000bff7b"/>
    </style:style>
    <style:style style:name="T2" style:family="text">
      <style:text-properties officeooo:rsid="0017e345"/>
    </style:style>
  </office:automatic-styles>
  <office:body>
    <office:text text:use-soft-page-breaks="true">
      <text:tracked-changes>
        <text:changed-region xml:id="ct71416704" text:id="ct71416704">
          <text:deletion>
            <office:change-info>
              <dc:creator>Unknown Author</dc:creator>
              <dc:date>2015-06-01T15:34:00</dc:date>
            </office:change-info>
            <text:p text:style-name="P1">java.sun.com</text:p>
          </text:deletion>
        </text:changed-region>
        <text:changed-region xml:id="ct71426496" text:id="ct71426496">
          <text:insertion>
            <office:change-info>
              <dc:creator>Unknown Author</dc:creator>
              <dc:date>2015-06-01T15:34:00</dc:date>
            </office:change-info>
          </text:insertion>
        </text:changed-region>
        <text:changed-region xml:id="ct71419360" text:id="ct71419360">
          <text:deletion>
            <office:change-info>
              <dc:creator>Unknown Author</dc:creator>
              <dc:date>2015-06-01T15:34:00</dc:date>
            </office:change-info>
            <text:p text:style-name="P1">java.sun.com</text:p>
          </text:deletion>
        </text:changed-region>
        <text:changed-region xml:id="ct71416896" text:id="ct71416896">
          <text:insertion>
            <office:change-info>
              <dc:creator>Unknown Author</dc:creator>
              <dc:date>2015-06-01T15:34:00</dc:date>
            </office:change-info>
          </text:insertion>
        </text:changed-region>
        <text:changed-region xml:id="ct72175872" text:id="ct72175872">
          <text:deletion>
            <office:change-info>
              <dc:creator>Unknown Author</dc:creator>
              <dc:date>2015-06-01T15:34:00</dc:date>
            </office:change-info>
            <text:p text:style-name="P1">java.sun.com</text:p>
          </text:deletion>
        </text:changed-region>
        <text:changed-region xml:id="ct71423552" text:id="ct71423552">
          <text:insertion>
            <office:change-info>
              <dc:creator>Unknown Author</dc:creator>
              <dc:date>2015-06-01T15:34:00</dc:date>
            </office:change-info>
          </text:insertion>
        </text:changed-region>
        <text:changed-region xml:id="ct71898656" text:id="ct71898656">
          <text:deletion>
            <office:change-info>
              <dc:creator>Unknown Author</dc:creator>
              <dc:date>2015-06-01T15:34:00</dc:date>
            </office:change-info>
            <text:p text:style-name="P2">3.0</text:p>
          </text:deletion>
        </text:changed-region>
        <text:changed-region xml:id="ct71425824" text:id="ct71425824">
          <text:insertion>
            <office:change-info>
              <dc:creator>Unknown Author</dc:creator>
              <dc:date>2015-06-01T15:3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62943671983381190" text:style-name="Appendix_20_Numbering">
        <text:list-item>
          <text:p text:style-name="P6">XML Schema for jdoconfig.xml</text:p>
        </text:list-item>
      </text:list>
      <text:p text:style-name="P2">&lt;?xml version=”1.0” encoding=”UTF-8”?&gt;</text:p>
      <text:p text:style-name="P2">&lt;xs:schema</text:p>
      <text:p text:style-name="P1"><text:s text:c="2"/>targetNamespace=”http://<text:change text:change-id="ct71416704"/><text:change-start text:change-id="ct71426496"/><text:span text:style-name="T1">xmlns.jcp.org</text:span><text:change-end text:change-id="ct71426496"/>/xml/ns/jdo/jdoconfig”</text:p>
      <text:p text:style-name="P1"><text:s text:c="2"/>xmlns=”http://<text:change text:change-id="ct71419360"/><text:change-start text:change-id="ct71416896"/><text:span text:style-name="T1">xmlns.jcp.org</text:span><text:change-end text:change-id="ct71416896"/>/xml/ns/jdo/jdoconfig”</text:p>
      <text:p text:style-name="P2"><text:s text:c="2"/>xmlns:xs=”http://www.w3.org/2001/XMLSchema”</text:p>
      <text:p text:style-name="P1"><text:s text:c="2"/>xmlns:jdoconfig=”http://<text:change text:change-id="ct72175872"/><text:change-start text:change-id="ct71423552"/><text:span text:style-name="T1">xmlns.jcp.org</text:span><text:change-end text:change-id="ct71423552"/>/xml/ns/jdo/jdoconfig”</text:p>
      <text:p text:style-name="P2"><text:s text:c="2"/>elementFormDefault=”qualified”</text:p>
      <text:p text:style-name="P2"><text:s text:c="2"/>attributeFormDefault=”unqualified”</text:p>
      <text:p text:style-name="P2"><text:s text:c="2"/>version=”<text:change text:change-id="ct71898656"/><text:change-start text:change-id="ct71425824"/><text:span text:style-name="T2">3.2</text:span><text:change-end text:change-id="ct71425824"/>”&gt;</text:p>
      <text:p text:style-name="P2"><text:s text:c="2"/>&lt;xs:annotation&gt;</text:p>
      <text:p text:style-name="P2"><text:s text:c="4"/>&lt;xs:documentation&gt;</text:p>
      <text:p text:style-name="P2"><text:s text:c="6"/>This is the XML Schema for the JDO configuration file.</text:p>
      <text:p text:style-name="P2"><text:s text:c="4"/>&lt;/xs:documentation&gt;</text:p>
      <text:p text:style-name="P2"><text:s text:c="2"/>&lt;/xs:annotation&gt;</text:p>
      <text:p text:style-name="P2"/>
      <text:p text:style-name="P2"><text:s text:c="2"/>&lt;xs:element name=”jdoconfig”&gt;</text:p>
      <text:p text:style-name="P2"><text:s text:c="4"/>&lt;xs:complexType&gt;</text:p>
      <text:p text:style-name="P2"><text:s text:c="6"/>&lt;xs:annotation&gt;</text:p>
      <text:p text:style-name="P2"><text:s text:c="8"/>&lt;xs:documentation&gt;</text:p>
      <text:p text:style-name="P2"><text:s text:c="10"/>The root configuration element for JDO.</text:p>
      <text:p text:style-name="P2"><text:s text:c="8"/>&lt;/xs:documentation&gt;</text:p>
      <text:p text:style-name="P2"><text:s text:c="6"/>&lt;/xs:annotation&gt;</text:p>
      <text:p text:style-name="P2"><text:s text:c="6"/>&lt;xs:sequence&gt;</text:p>
      <text:p text:style-name="P2"><text:s text:c="8"/>&lt;xs:element name=”persistence-manager-factory” minOccurs=”1”</text:p>
      <text:p text:style-name="P2"><text:s text:c="14"/>maxOccurs=”unbounded”&gt;</text:p>
      <text:p text:style-name="P2"><text:s text:c="10"/>&lt;xs:complexType&gt;</text:p>
      <text:p text:style-name="P2"><text:s text:c="12"/>&lt;xs:annotation&gt;</text:p>
      <text:p text:style-name="P2"><text:s text:c="14"/>&lt;xs:documentation&gt;</text:p>
      <text:p text:style-name="P2"><text:s text:c="16"/>Standard JDO PersistenceManagerFactory configuration properties.</text:p>
      <text:p text:style-name="P2"><text:s text:c="16"/>Vendor-specific properties are set using additional </text:p>
      <text:p text:style-name="P2"><text:s text:c="16"/>vendor-specific attributes and/or property elements.</text:p>
      <text:p text:style-name="P2"><text:s text:c="14"/>&lt;/xs:documentation&gt;</text:p>
      <text:p text:style-name="P2"><text:s text:c="12"/>&lt;/xs:annotation&gt;</text:p>
      <text:p text:style-name="P2"><text:s text:c="12"/>&lt;xs:sequence minOccurs=”0” maxOccurs=”1”&gt;</text:p>
      <text:p text:style-name="P2"><text:s text:c="14"/>&lt;xs:element name=”property” minOccurs=”0”</text:p>
      <text:p text:style-name="P2"><text:s text:c="20"/>maxOccurs=”unbounded”&gt;</text:p>
      <text:p text:style-name="P2"><text:s text:c="16"/>&lt;xs:complexType&gt;</text:p>
      <text:p text:style-name="P2"><text:s text:c="18"/>&lt;xs:annotation&gt;</text:p>
      <text:p text:style-name="P2"><text:s text:c="20"/>&lt;xs:documentation&gt;</text:p>
      <text:p text:style-name="P2"><text:s text:c="22"/>Vendor-specific properties.</text:p>
      <text:p text:style-name="P2"><text:s text:c="20"/>&lt;/xs:documentation&gt;</text:p>
      <text:p text:style-name="P2"><text:s text:c="18"/>&lt;/xs:annotation&gt;</text:p>
      <text:p text:style-name="P2"><text:s text:c="18"/>&lt;xs:attributeGroup ref=”attlist.property”/&gt;</text:p>
      <text:p text:style-name="P2"><text:s text:c="16"/>&lt;/xs:complexType&gt;</text:p>
      <text:p text:style-name="P2"><text:s text:c="14"/>&lt;/xs:element&gt;</text:p>
      <text:p text:style-name="P2"><text:s text:c="14"/>&lt;xs:element name=”instance-lifecycle-listener”</text:p>
      <text:p text:style-name="P2"><text:s text:c="20"/>minOccurs=”0” maxOccurs=”unbounded”&gt;</text:p>
      <text:p text:style-name="P2"><text:s text:c="16"/>&lt;xs:complexType&gt;</text:p>
      <text:p text:style-name="P2"><text:s text:c="18"/>&lt;xs:annotation&gt;</text:p>
      <text:p text:style-name="P2"><text:s text:c="20"/>&lt;xs:documentation&gt;</text:p>
      <text:p text:style-name="P2"><text:s text:c="22"/>javax.jdo.listener.InstanceLifecycleListener instance </text:p>
      <text:p text:style-name="P2"><text:s text:c="22"/>configuration. There is one instance-lifecycle-listener </text:p>
      <text:p text:style-name="P2"><text:s text:c="22"/>element per listener instance. Only one instance of the </text:p>
      <text:p text:style-name="P2"><text:soft-page-break/><text:s text:c="22"/>listener class is supported in this configuration file.</text:p>
      <text:p text:style-name="P2"><text:s text:c="22"/>If multiple instances of the same listener class is </text:p>
      <text:p text:style-name="P2"><text:s text:c="22"/>required, then the API</text:p>
      <text:p text:style-name="P2"><text:s text:c="22"/>PersistenceManagerFactory.addInstanceLifecycleListener(...)</text:p>
      <text:p text:style-name="P2"><text:s text:c="22"/>must be used.</text:p>
      <text:p text:style-name="P2"/>
      <text:p text:style-name="P2"><text:s text:c="22"/>If attribute “classes” is missing, all persistence-capable</text:p>
      <text:p text:style-name="P2"><text:s text:c="22"/>instances are observed; otherwise it is a comma- or</text:p>
      <text:p text:style-name="P2"><text:s text:c="22"/>whitespace-delimited list of persistence-capable</text:p>
      <text:p text:style-name="P2"><text:s text:c="22"/>classes whose instances will be observed.</text:p>
      <text:p text:style-name="P2"><text:s text:c="20"/>&lt;/xs:documentation&gt;</text:p>
      <text:p text:style-name="P2"><text:s text:c="18"/>&lt;/xs:annotation&gt;</text:p>
      <text:p text:style-name="P2"><text:s text:c="18"/>&lt;xs:attributeGroup</text:p>
      <text:p text:style-name="P2"><text:s text:c="20"/>ref=”attlist.instance-lifecycle-listener”/&gt;</text:p>
      <text:p text:style-name="P2"><text:s text:c="16"/>&lt;/xs:complexType&gt;</text:p>
      <text:p text:style-name="P2"><text:s text:c="14"/>&lt;/xs:element&gt;</text:p>
      <text:p text:style-name="P2"><text:s text:c="12"/>&lt;/xs:sequence&gt;</text:p>
      <text:p text:style-name="P2"><text:s text:c="12"/>&lt;xs:attributeGroup</text:p>
      <text:p text:style-name="P2"><text:s text:c="14"/>ref=”attlist.persistence-manager-factory”/&gt;</text:p>
      <text:p text:style-name="P2"><text:s text:c="10"/>&lt;/xs:complexType&gt;</text:p>
      <text:p text:style-name="P2"><text:s text:c="8"/>&lt;/xs:element&gt;</text:p>
      <text:p text:style-name="P2"><text:s text:c="6"/>&lt;/xs:sequence&gt;</text:p>
      <text:p text:style-name="P2"><text:s text:c="6"/>&lt;xs:attributeGroup ref=”attlist.jdoconfig”/&gt;</text:p>
      <text:p text:style-name="P2"><text:s text:c="4"/>&lt;/xs:complexType&gt;</text:p>
      <text:p text:style-name="P2"><text:s text:c="2"/>&lt;/xs:element&gt;</text:p>
      <text:p text:style-name="P2"/>
      <text:p text:style-name="P2"><text:s text:c="2"/>&lt;xs:attributeGroup name=”attlist.jdoconfig”/&gt;</text:p>
      <text:p text:style-name="P2"/>
      <text:p text:style-name="P2"><text:s text:c="2"/>&lt;xs:attributeGroup name=”attlist.persistence-manager-factory”&gt;</text:p>
      <text:p text:style-name="P2"><text:s text:c="4"/>&lt;xs:annotation&gt;</text:p>
      <text:p text:style-name="P2"><text:s text:c="6"/>&lt;xs:documentation&gt;</text:p>
      <text:p text:style-name="P2"><text:s text:c="8"/>These are attributes corresponding to the standard properties</text:p>
      <text:p text:style-name="P2"><text:s text:c="8"/>defined in JDO.</text:p>
      <text:p text:style-name="P2"><text:s text:c="8"/>Any other attributes present, if unrecognized by a JDO</text:p>
      <text:p text:style-name="P2"><text:s text:c="8"/>implementation, may be silently ignored.</text:p>
      <text:p text:style-name="P2"><text:s text:c="6"/>&lt;/xs:documentation&gt;</text:p>
      <text:p text:style-name="P2"><text:s text:c="4"/>&lt;/xs:annotation&gt;</text:p>
      <text:p text:style-name="P2"/>
      <text:p text:style-name="P2"><text:s text:c="4"/>&lt;!-- Corresponds to standard JDO property javax.jdo.PersistenceManagerFactoryClass. --&gt;</text:p>
      <text:p text:style-name="P2"><text:s text:c="4"/>&lt;xs:attribute name=”class” use=”optional”/&gt;</text:p>
      <text:p text:style-name="P2"><text:s text:c="4"/>&lt;!-- Corresponds to standard JDO property javax.jdo.option.Name.</text:p>
      <text:p text:style-name="P2"><text:s text:c="8"/>The absence of this attribute implies the anonymous PMF. --&gt;</text:p>
      <text:p text:style-name="P2"><text:s text:c="4"/>&lt;xs:attribute name=”name” use=”optional”/&gt;</text:p>
      <text:p text:style-name="P2"><text:s text:c="4"/>&lt;!-- Corresponds to standard JDO property javax.jdo.option.PersistenceUnitName. --&gt;</text:p>
      <text:p text:style-name="P2"><text:s text:c="4"/>&lt;xs:attribute name=”persistence-unit-name” use=”optional”/&gt;</text:p>
      <text:p text:style-name="P2"><text:s text:c="4"/>&lt;!-- Corresponds to standard JDO property javax.jdo.option.Optimistic. --&gt;</text:p>
      <text:p text:style-name="P2"><text:s text:c="4"/>&lt;xs:attribute name=”optimistic” use=”optional”/&gt;</text:p>
      <text:p text:style-name="P2"><text:s text:c="4"/>&lt;!-- Corresponds to standard JDO property javax.jdo.option.ReadOnly. --&gt;</text:p>
      <text:p text:style-name="P2"><text:s text:c="4"/>&lt;xs:attribute name=”readonly” use=”optional”/&gt;</text:p>
      <text:p text:style-name="P2"><text:s text:c="4"/>&lt;!-- Corresponds to standard JDO property javax.jdo.option.RetainValues. --&gt;</text:p>
      <text:p text:style-name="P2"><text:s text:c="4"/>&lt;xs:attribute name=”retain-values” use=”optional”/&gt;</text:p>
      <text:p text:style-name="P2"><text:s text:c="4"/>&lt;!-- Corresponds to standard JDO property javax.jdo.option.RestoreValues. --&gt;</text:p>
      <text:p text:style-name="P2"><text:s text:c="4"/>&lt;xs:attribute name=”restore-values” use=”optional”/&gt;</text:p>
      <text:p text:style-name="P2"><text:s text:c="4"/>&lt;!-- Corresponds to standard JDO property javax.jdo.option.IgnoreCache. --&gt;</text:p>
      <text:p text:style-name="P2"><text:soft-page-break/><text:s text:c="4"/>&lt;xs:attribute name=”ignore-cache” use=”optional”/&gt;</text:p>
      <text:p text:style-name="P2"><text:s text:c="4"/>&lt;!-- Corresponds to standard JDO property javax.jdo.option.NontransactionalRead. --&gt;</text:p>
      <text:p text:style-name="P2"><text:s text:c="4"/>&lt;xs:attribute name=”nontransactional-read” use=”optional”/&gt;</text:p>
      <text:p text:style-name="P2"><text:s text:c="4"/>&lt;!-- Corresponds to standard JDO property javax.jdo.option.NontransactionalWrite. --&gt;</text:p>
      <text:p text:style-name="P2"><text:s text:c="4"/>&lt;xs:attribute name=”nontransactional-write” use=”optional”/&gt;</text:p>
      <text:p text:style-name="P2"><text:s text:c="4"/>&lt;!-- Corresponds to standard JDO property javax.jdo.option.Multithreaded. --&gt;</text:p>
      <text:p text:style-name="P2"><text:s text:c="4"/>&lt;xs:attribute name=”multithreaded” use=”optional”/&gt;</text:p>
      <text:p text:style-name="P2"><text:s text:c="4"/>&lt;!-- Corresponds to standard JDO property javax.jdo.option.TransactionIsolationLevel. --&gt;</text:p>
      <text:p text:style-name="P2"><text:s text:c="4"/>&lt;xs:attribute name=”transaction-isolation-level” use=”optional”/&gt;</text:p>
      <text:p text:style-name="P2"><text:s text:c="4"/>&lt;!-- Corresponds to standard JDO property javax.jdo.option.ConnectionDriverName. --&gt;</text:p>
      <text:p text:style-name="P2"><text:s text:c="4"/>&lt;xs:attribute name=”connection-driver-name” use=”optional”/&gt;</text:p>
      <text:p text:style-name="P2"><text:s text:c="4"/>&lt;!-- Corresponds to standard JDO property javax.jdo.option.ConnectionUserName. --&gt;</text:p>
      <text:p text:style-name="P2"><text:s text:c="4"/>&lt;xs:attribute name=”connection-user-name” use=”optional”/&gt;</text:p>
      <text:p text:style-name="P2"><text:s text:c="4"/>&lt;!-- Corresponds to standard JDO property javax.jdo.option.ConnectionPassword. --&gt;</text:p>
      <text:p text:style-name="P2"><text:s text:c="4"/>&lt;xs:attribute name=”connection-password” use=”optional”/&gt;</text:p>
      <text:p text:style-name="P2"><text:s text:c="4"/>&lt;!-- Corresponds to standard JDO property javax.jdo.option.ConnectionURL. --&gt;</text:p>
      <text:p text:style-name="P2"><text:s text:c="4"/>&lt;xs:attribute name=”connection-url” use=”optional”/&gt;</text:p>
      <text:p text:style-name="P2"><text:s text:c="4"/>&lt;!-- Corresponds to standard JDO property javax.jdo.option.ConnectionFactoryName. --&gt;</text:p>
      <text:p text:style-name="P2"><text:s text:c="4"/>&lt;xs:attribute name=”connection-factory-name” use=”optional”/&gt;</text:p>
      <text:p text:style-name="P2"><text:s text:c="4"/>&lt;!-- Corresponds to standard JDO property javax.jdo.option.ConnectionFactory2Name. --&gt;</text:p>
      <text:p text:style-name="P2"><text:s text:c="4"/>&lt;xs:attribute name=”connection-factory2-name” use=”optional”/&gt;</text:p>
      <text:p text:style-name="P2"><text:s text:c="4"/>&lt;!-- Corresponds to standard JDO property javax.jdo.option.Mapping. --&gt;</text:p>
      <text:p text:style-name="P2"><text:s text:c="4"/>&lt;xs:attribute name=”mapping” use=”optional”/&gt;</text:p>
      <text:p text:style-name="P2"><text:s text:c="4"/>&lt;!-- Corresponds to standard JDO property javax.jdo.option.DetachAllOnCommit. --&gt;</text:p>
      <text:p text:style-name="P2"><text:s text:c="4"/>&lt;xs:attribute name=”detach-all-on-commit” use=”optional”/&gt;</text:p>
      <text:p text:style-name="P2"><text:s text:c="4"/>&lt;!-- Corresponds to standard JDO property javax.jdo.option.ServerTimeZoneID. --&gt;</text:p>
      <text:p text:style-name="P2"><text:s text:c="4"/>&lt;xs:attribute name=”server-time-zone-id” use=”optional”/&gt;</text:p>
      <text:p text:style-name="P2"><text:s text:c="4"/>&lt;!-- Corresponds to standard JDO property javax.jdo.option.DatastoreReadTimeoutMillis. --&gt;</text:p>
      <text:p text:style-name="P2"><text:s text:c="4"/>&lt;xs:attribute name=”datastore-read-timeout-millis” use=”optional”/&gt;</text:p>
      <text:p text:style-name="P2"><text:s text:c="4"/>&lt;!-- Corresponds to standard JDO property javax.jdo.option.DatastoreWriteTimeoutMillis. --&gt;</text:p>
      <text:p text:style-name="P2"><text:s text:c="4"/>&lt;xs:attribute name=”datastore-write-timeout-millis” use=”optional”/&gt;</text:p>
      <text:p text:style-name="P2"><text:s text:c="4"/>&lt;!-- Any other vendor-specific attributes are allowed and passed literally </text:p>
      <text:p text:style-name="P2"><text:s text:c="8"/>to the underlying implementation. --&gt;</text:p>
      <text:p text:style-name="P2"><text:s text:c="4"/>&lt;xs:anyAttribute processContents=”lax”/&gt;</text:p>
      <text:p text:style-name="P2"><text:s text:c="2"/>&lt;/xs:attributeGroup&gt;</text:p>
      <text:p text:style-name="P2"/>
      <text:p text:style-name="P2"><text:s text:c="2"/>&lt;xs:attributeGroup name=”attlist.property”&gt;</text:p>
      <text:p text:style-name="P2"><text:s text:c="4"/>&lt;!-- The name of the vendor-specific property. --&gt;</text:p>
      <text:p text:style-name="P2"><text:s text:c="4"/>&lt;xs:attribute name=”name” use=”required”/&gt;</text:p>
      <text:p text:style-name="P2"><text:s text:c="4"/>&lt;!-- The value of the vendor-specific property. --&gt;</text:p>
      <text:p text:style-name="P2"><text:s text:c="4"/>&lt;xs:attribute name=”value” use=”optional”/&gt;</text:p>
      <text:p text:style-name="P2"><text:s text:c="2"/>&lt;/xs:attributeGroup&gt;</text:p>
      <text:p text:style-name="P2"/>
      <text:p text:style-name="P2"><text:s text:c="2"/>&lt;xs:attributeGroup name=”attlist.instance-lifecycle-listener”&gt;</text:p>
      <text:p text:style-name="P2"><text:soft-page-break/><text:s text:c="4"/>&lt;!-- The name of the listener class to instantiate. --&gt;</text:p>
      <text:p text:style-name="P2"><text:s text:c="4"/>&lt;xs:attribute name=”listener” use=”required”/&gt;</text:p>
      <text:p text:style-name="P2"><text:s text:c="4"/>&lt;!-- Comma- or whitespace-delimited list of persistence-capable classes </text:p>
      <text:p text:style-name="P2"><text:s text:c="8"/>whose instances to observe. <text:s/>The absence of this attribute means </text:p>
      <text:p text:style-name="P2"><text:s text:c="8"/>to observe all. --&gt;</text:p>
      <text:p text:style-name="P2"><text:s text:c="4"/>&lt;xs:attribute name=”classes” use=”optional”/&gt;</text:p>
      <text:p text:style-name="P2"><text:s text:c="2"/>&lt;/xs:attributeGroup&gt;</text:p>
      <text:p text:style-name="P2"/>
      <text:p text:style-name="P2">&lt;/xs:schema&gt;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style:line-height-at-least="0.423cm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2.54cm" fo:margin-right="0cm" fo:margin-top="0.706cm" fo:margin-bottom="2.54cm" style:contextual-spacing="false" style:line-height-at-least="0.741cm" fo:text-indent="-2.54cm" style:auto-text-indent="false" style:page-number="auto" fo:break-before="auto" fo:break-after="auto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appendix" style:family="paragraph" style:default-outline-level="">
      <style:paragraph-properties fo:margin-left="2.54cm" fo:margin-right="0cm" fo:margin-top="0.635cm" fo:margin-bottom="0.423cm" style:contextual-spacing="false" style:line-height-at-least="0.706cm" fo:text-align="center" style:justify-single-word="false" fo:orphans="0" fo:widows="0" fo:text-indent="-2.54cm" style:auto-text-indent="false" fo:break-before="pag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code" style:family="paragraph" style:default-outline-level="">
      <style:paragraph-properties fo:margin-left="1.905cm" fo:margin-right="0cm" fo:margin-top="0cm" fo:margin-bottom="0cm" style:contextual-spacing="false" style:line-height-at-least="0.37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47cm" style:contextual-spacing="false" style:line-height-at-least="0.406cm" fo:keep-with-next="always">
        <style:tab-stops>
          <style:tab-stop style:position="1.27cm" style:type="right"/>
          <style:tab-stop style:position="1.854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2.54cm" fo:margin-right="0cm" fo:margin-top="0.247cm" fo:margin-bottom="0.176cm" style:contextual-spacing="false" style:line-height-at-least="0.441cm" fo:text-indent="-2.54cm" style:auto-text-indent="false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1.905cm" fo:margin-right="0cm" fo:margin-top="0cm" fo:margin-bottom="0.141cm" style:contextual-spacing="false" style:line-height-at-least="0.441cm" fo:text-align="justify" style:justify-single-word="false" fo:orphans="0" fo:widows="0" fo:text-indent="0cm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1.905cm" fo:margin-right="0cm" fo:margin-top="0cm" fo:margin-bottom="0.141cm" style:contextual-spacing="false" style:line-height-at-least="0.441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2.54cm" fo:margin-right="0.635cm" fo:margin-top="0.035cm" fo:margin-bottom="0.176cm" style:contextual-spacing="false" style:line-height-at-least="0.441cm" fo:text-align="justify" style:justify-single-word="false" fo:orphans="0" fo:widows="0" fo:text-indent="-0.388cm" style:auto-text-indent="false" style:writing-mode="lr-tb">
        <style:tab-stops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cm" fo:margin-bottom="0cm" style:contextual-spacing="false" style:line-height-at-least="0.423cm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cm" fo:margin-bottom="0cm" style:contextual-spacing="false" style:line-height-at-least="0.423cm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note" style:family="paragraph" style:default-outline-level="">
      <style:paragraph-properties fo:margin-left="2.54cm" fo:margin-right="0.635cm" fo:margin-top="0.353cm" fo:margin-bottom="0.353cm" style:contextual-spacing="false" style:line-height-at-least="0.494cm" fo:orphans="0" fo:widows="0" fo:text-indent="0cm" style:auto-text-indent="false" style:writing-mode="lr-tb">
        <style:tab-stops>
          <style:tab-stop style:position="3.175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2.54cm" fo:margin-right="0cm" fo:margin-top="0.247cm" fo:margin-bottom="0.141cm" style:contextual-spacing="false" style:line-height-at-least="0.459cm" fo:orphans="0" fo:widows="0" fo:text-indent="-2.54cm" style:auto-text-indent="fals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cm" fo:margin-bottom="0cm" style:contextual-spacing="false" style:line-height-at-least="0.423cm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2.54cm" fo:margin-right="0cm" fo:margin-top="0cm" fo:margin-bottom="0.353cm" style:contextual-spacing="false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762cm" fo:margin-right="0cm" fo:margin-top="0cm" fo:margin-bottom="0.353cm" style:contextual-spacing="false" fo:text-indent="-0.762cm" style:auto-text-indent="false" style:page-number="auto">
        <style:tab-stops>
          <style:tab-stop style:position="1.27cm" style:type="right"/>
          <style:tab-stop style:position="1.854cm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2.54cm" fo:margin-right="0cm" fo:margin-top="0cm" fo:margin-bottom="0.353cm" style:contextual-spacing="false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353cm" style:contextual-spacing="false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.353cm" style:contextual-spacing="false" fo:text-indent="0cm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style:contextual-spacing="false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.353cm" style:contextual-spacing="false" style:line-height-at-leas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:" style:num-format="A" text:start-value="7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le</meta:initial-creator>
    <meta:editing-cycles>9</meta:editing-cycles>
    <meta:creation-date>2012-06-24T18:38:00</meta:creation-date>
    <dc:date>2015-06-01T15:34:40</dc:date>
    <meta:editing-duration>PT3M3S</meta:editing-duration>
    <meta:generator>LibreOffice/4.0.6.2$Linux_X86_64 LibreOffice_project/400m0$Build-2</meta:generator>
    <meta:document-statistic meta:table-count="0" meta:image-count="0" meta:object-count="0" meta:page-count="4" meta:paragraph-count="153" meta:word-count="585" meta:character-count="7911" meta:non-whitespace-character-count="622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